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ingRule.appliesTo( Node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ingRule.IndexingRule( Node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ingConfigurationImpl.getCondition( Node config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IndexingConfigurationImpl.createPropertyConfigs( Node config , Map propConfigs , List namePattern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IndexingConfigurationImpl.getTextContent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ingRule.isIncludedInNodeScopeIndex( Name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ingRule.isIndexed( Name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Pattern.NamePattern( String pattern , PropertyConfig config , Name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ingConfigurationImpl.useInExcerpt( NodeState state , Name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Config.PropertyConfig( float boost , boolean nodeScopeIndex , boolean useInExcer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Pattern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gConfigurationImpl.getPropertyAnalyzer(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Expression.evaluate( final NodeState contex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PathExpression.PathExpression( int axis , Name elementTest , Name nameTest , Name propertyName ,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ingConfigurationImpl.getNodeBoost( Node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Expression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gRule.getBoost( Name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ingRule.getNodeBoost( Node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ingRule.getConfig( Name property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thExpression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gConfigurationImpl.getNamespaces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dexingRule.getNode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Expression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ingRule.getNodeTypeName( Node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ingConfigurationImpl.getPropertyBoost( NodeState state , Name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ingConfigurationImpl.init( Element config , QueryHandlerContext context , NamespaceMappings nsMapping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IndexingConfigurationImpl.getAggregateR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gConfigurationImpl.getApplicableIndexingRule( NodeState sta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ndexingConfigurationImpl.isIncludedInNodeScopeIndex( NodeState state , Name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ingConfigurationImpl.isIndexed( NodeState state , Name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ingRule.getNodeBo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Pattern.matches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gRule.useInExcerpt( Name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ingRule.IndexingRule( IndexingRule original , Name node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